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abel IN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Label IN</text:h>
                    <text:list>
                        <text:list-item>
                            <text:h text:style-name="Heading_20_2" text:outline-level="2">Description</text:h>
                        </text:list-item>
                    </text:list>
                </text:list-item>
            </text:list>

            <text:p text:style-name="Standard">This action is used in combination with <text:span text:style-name="backtick">Label OUT</text:span> action. All lines entering <text:span text:style-name="backtick">Label OUT</text:span> will end up through <text:span text:style-name="backtick">Label IN</text:span> with the same label name within the same flow (i.e. <text:span text:style-name="T1">Page</text:span> or <text:span text:style-name="T1">User</text:span> Action). So, "jumping" from one flow to another is not allowed. There can be multiple <text:span text:style-name="backtick">Label OUT</text:span> and only one <text:span text:style-name="backtick">Label IN</text:span> with the same label name.</text:p>

            
                <text:list xml:id="list_Label IN2" text:continue-numbering="true" text:continue-list="list_Label I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abel IN4" text:continue-numbering="true" text:style-name="Outline">
                                                <text:list-item>
                                                    <text:list>
                                                        <text:list-item>
                                                            <text:list>
                                                                <text:list-item>
                                                                    <text:h text:style-name="Heading_20_3" text:outline-level="3">
                                                                        Label
                                                                        <text:s text:c="4"/>
                                                                        <text:span text:style-name="T2">String</text:span>
                                                                    </text:h>
                                                                </text:list-item>
                                                            </text:list>
                                                        </text:list-item>
                                                    </text:list>
                                                </text:list-item>
                                            </text:list>
                                            <text:p text:style-name="Standard">The name of the label that connects the <text:span text:style-name="backtick">Label IN</text:span> and <text:span text:style-name="backtick">Label OUT</text:span> actions.</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abel IN5" text:continue-numbering="true" text:continue-list="list_Label IN4"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abel IN6" text:continue-numbering="true" text:continue-list="list_Label IN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abel IN7" text:continue-numbering="true" text:continue-list="list_Label IN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abel IN8" text:continue-numbering="true" text:continue-list="list_Label IN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abel IN9" text:continue-numbering="true" text:continue-list="list_Label IN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Label IN3" text:continue-numbering="true" text:continue-list="list_Label IN2" text:style-name="Outline">
                    <text:list-item>
                        <text:list>
                            <text:list-item>
                                <text:h text:style-name="Heading_20_2" text:outline-level="2">Outputs</text:h>
                            </text:list-item>
                        </text:list>
                    </text:list-item>
                </text:list>

                
                            <text:list xml:id="list_Label IN10"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